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MixExchange.createOut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MixExchange.createFault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MixExchange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Exchange.ServiceMixExchange( CamelContext context , ExchangePattern exchangePattern , org . apache . servicemix . nmr . api . Message inMessage , org . apache . servicemix . nmr . api . 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iceMixExchange.ServiceMixExchange( org . apache . servicemix . nmr . api . Exchange exchange , CamelContext camel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iceMixExchange.get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Exchange.get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Exchange.get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Exchange.setProperty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Exchange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Exchange.createIn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MixExchange.getProperty( String name ,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Exchange.getOut( boolean lazy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Exchange.ServiceMixExchange( CamelContext context , ExchangePattern pattern , org . apache . servicemix . nmr . api . 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iceMixExchange.remove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